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4.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font-size="12pt"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rder" table:style-name="ta1">
        <office:forms form:automatic-focus="false" form:apply-design-mode="false"/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number-columns-repeated="3" table:default-cell-style-name="ce4"/>
        <table:table-column table:style-name="co4" table:number-columns-repeated="6" table:default-cell-style-name="ce4"/>
        <table:table-column table:style-name="co4" table:default-cell-style-name="Default"/>
        <table:table-column table:style-name="co6" table:default-cell-style-name="Default"/>
        <table:table-column table:style-name="co4" table:number-columns-repeated="929" table:default-cell-style-name="Default"/>
        <table:table-row table:style-name="ro1">
          <table:table-cell table:style-name="ce2" office:value-type="string" calcext:value-type="string">
            <text:p>2m</text:p>
          </table:table-cell>
          <table:table-cell table:style-name="ce2" office:value-type="string" calcext:value-type="string">
            <text:p>4m</text:p>
          </table:table-cell>
          <table:table-cell table:style-name="ce2" office:value-type="string" calcext:value-type="string">
            <text:p>6m</text:p>
          </table:table-cell>
          <table:table-cell table:style-name="ce2" office:value-type="string" calcext:value-type="string">
            <text:p>mm</text:p>
          </table:table-cell>
          <table:table-cell table:style-name="ce2" table:number-columns-repeated="2"/>
          <table:table-cell table:style-name="ce2" office:value-type="string" calcext:value-type="string">
            <text:p>gちぇっく</text:p>
          </table:table-cell>
          <table:table-cell table:style-name="ce2" table:number-columns-repeated="4"/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00" calcext:value-type="float">
            <text:p>200</text:p>
          </table:table-cell>
          <table:table-cell table:style-name="ce2" office:value-type="string" calcext:value-type="string">
            <text:p>エレガント後</text:p>
          </table:table-cell>
          <table:table-cell table:style-name="ce7" table:number-columns-repeated="93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NG</text:p>
          </table:table-cell>
          <table:table-cell table:style-name="ce3" table:formula="of:=[.A2]*3*[.L$1]" office:value-type="float" office:value="0" calcext:value-type="float">
            <text:p>0</text:p>
          </table:table-cell>
          <table:table-cell table:style-name="ce3" table:formula="of:=[.B2]*3*[.M$1]" office:value-type="float" office:value="966" calcext:value-type="float">
            <text:p>966</text:p>
          </table:table-cell>
          <table:table-cell table:style-name="ce3" table:formula="of:=[.C2]*3*[.N$1]" office:value-type="float" office:value="1080" calcext:value-type="float">
            <text:p>1080</text:p>
          </table:table-cell>
          <table:table-cell table:style-name="ce3" table:formula="of:=[.D2]*3*[.O$1]" office:value-type="float" office:value="0" calcext:value-type="float">
            <text:p>0</text:p>
          </table:table-cell>
          <table:table-cell table:style-name="ce3" table:formula="of:=SUM([.L2:.O2])+3000" office:value-type="float" office:value="5046" calcext:value-type="float">
            <text:p>5046</text:p>
          </table:table-cell>
          <table:table-cell table:number-columns-repeated="93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/>
          <table:table-cell table:number-columns-repeated="2"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NG</text:p>
          </table:table-cell>
          <table:table-cell table:style-name="ce3" table:formula="of:=[.A3]*3*[.L$1]" office:value-type="float" office:value="426" calcext:value-type="float">
            <text:p>426</text:p>
          </table:table-cell>
          <table:table-cell table:style-name="ce3" table:formula="of:=[.B3]*3*[.M$1]" office:value-type="float" office:value="0" calcext:value-type="float">
            <text:p>0</text:p>
          </table:table-cell>
          <table:table-cell table:style-name="ce3" table:formula="of:=[.C3]*3*[.N$1]" office:value-type="float" office:value="1620" calcext:value-type="float">
            <text:p>1620</text:p>
          </table:table-cell>
          <table:table-cell table:style-name="ce3" table:formula="of:=[.D3]*3*[.O$1]" office:value-type="float" office:value="0" calcext:value-type="float">
            <text:p>0</text:p>
          </table:table-cell>
          <table:table-cell table:style-name="ce3" table:formula="of:=SUM([.L3:.O3])+3000" office:value-type="float" office:value="5046" calcext:value-type="float">
            <text:p>5046</text:p>
          </table:table-cell>
          <table:table-cell table:number-columns-repeated="93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0" calcext:value-type="float">
            <text:p>13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NG</text:p>
          </table:table-cell>
          <table:table-cell table:style-name="ce3" table:formula="of:=[.A4]*3*[.L$1]" office:value-type="float" office:value="852" calcext:value-type="float">
            <text:p>852</text:p>
          </table:table-cell>
          <table:table-cell table:style-name="ce3" table:formula="of:=[.B4]*3*[.M$1]" office:value-type="float" office:value="1449" calcext:value-type="float">
            <text:p>1449</text:p>
          </table:table-cell>
          <table:table-cell table:style-name="ce3" table:formula="of:=[.C4]*3*[.N$1]" office:value-type="float" office:value="0" calcext:value-type="float">
            <text:p>0</text:p>
          </table:table-cell>
          <table:table-cell table:style-name="ce3" table:formula="of:=[.D4]*3*[.O$1]" office:value-type="float" office:value="0" calcext:value-type="float">
            <text:p>0</text:p>
          </table:table-cell>
          <table:table-cell table:style-name="ce3" table:formula="of:=SUM([.L4:.O4])+3000" office:value-type="float" office:value="5301" calcext:value-type="float">
            <text:p>5301</text:p>
          </table:table-cell>
          <table:table-cell table:number-columns-repeated="93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number-columns-repeated="3"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NG</text:p>
          </table:table-cell>
          <table:table-cell table:style-name="ce3" table:formula="of:=[.A5]*3*[.L$1]" office:value-type="float" office:value="426" calcext:value-type="float">
            <text:p>426</text:p>
          </table:table-cell>
          <table:table-cell table:style-name="ce3" table:formula="of:=[.B5]*3*[.M$1]" office:value-type="float" office:value="1932" calcext:value-type="float">
            <text:p>1932</text:p>
          </table:table-cell>
          <table:table-cell table:style-name="ce3" table:formula="of:=[.C5]*3*[.N$1]" office:value-type="float" office:value="0" calcext:value-type="float">
            <text:p>0</text:p>
          </table:table-cell>
          <table:table-cell table:style-name="ce3" table:formula="of:=[.D5]*3*[.O$1]" office:value-type="float" office:value="0" calcext:value-type="float">
            <text:p>0</text:p>
          </table:table-cell>
          <table:table-cell table:style-name="ce3" table:formula="of:=SUM([.L5:.O5])+3000" office:value-type="float" office:value="5358" calcext:value-type="float">
            <text:p>5358</text:p>
          </table:table-cell>
          <table:table-cell table:number-columns-repeated="931"/>
        </table:table-row>
        <table:table-row table:style-name="ro2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NG</text:p>
          </table:table-cell>
          <table:table-cell table:style-name="ce3" table:formula="of:=[.A6]*3*[.L$1]" office:value-type="float" office:value="852" calcext:value-type="float">
            <text:p>852</text:p>
          </table:table-cell>
          <table:table-cell table:style-name="ce3" table:formula="of:=[.B6]*3*[.M$1]" office:value-type="float" office:value="966" calcext:value-type="float">
            <text:p>966</text:p>
          </table:table-cell>
          <table:table-cell table:style-name="ce3" table:formula="of:=[.C6]*3*[.N$1]" office:value-type="float" office:value="540" calcext:value-type="float">
            <text:p>540</text:p>
          </table:table-cell>
          <table:table-cell table:style-name="ce3" table:formula="of:=[.D6]*3*[.O$1]" office:value-type="float" office:value="0" calcext:value-type="float">
            <text:p>0</text:p>
          </table:table-cell>
          <table:table-cell table:style-name="ce3" table:formula="of:=SUM([.L6:.O6])+3000" office:value-type="float" office:value="5358" calcext:value-type="float">
            <text:p>5358</text:p>
          </table:table-cell>
          <table:table-cell table:number-columns-repeated="93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/>
          <table:table-cell table:number-columns-repeated="2"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NG</text:p>
          </table:table-cell>
          <table:table-cell table:style-name="ce3" table:formula="of:=[.A7]*3*[.L$1]" office:value-type="float" office:value="1278" calcext:value-type="float">
            <text:p>1278</text:p>
          </table:table-cell>
          <table:table-cell table:style-name="ce3" table:formula="of:=[.B7]*3*[.M$1]" office:value-type="float" office:value="0" calcext:value-type="float">
            <text:p>0</text:p>
          </table:table-cell>
          <table:table-cell table:style-name="ce3" table:formula="of:=[.C7]*3*[.N$1]" office:value-type="float" office:value="1080" calcext:value-type="float">
            <text:p>1080</text:p>
          </table:table-cell>
          <table:table-cell table:style-name="ce3" table:formula="of:=[.D7]*3*[.O$1]" office:value-type="float" office:value="0" calcext:value-type="float">
            <text:p>0</text:p>
          </table:table-cell>
          <table:table-cell table:style-name="ce3" table:formula="of:=SUM([.L7:.O7])+3000" office:value-type="float" office:value="5358" calcext:value-type="float">
            <text:p>5358</text:p>
          </table:table-cell>
          <table:table-cell table:number-columns-repeated="93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3"/>
          <table:table-cell table:number-columns-repeated="4"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NG</text:p>
          </table:table-cell>
          <table:table-cell table:style-name="ce3" table:formula="of:=[.A8]*3*[.L$1]" office:value-type="float" office:value="2556" calcext:value-type="float">
            <text:p>2556</text:p>
          </table:table-cell>
          <table:table-cell table:style-name="ce3" table:formula="of:=[.B8]*3*[.M$1]" office:value-type="float" office:value="0" calcext:value-type="float">
            <text:p>0</text:p>
          </table:table-cell>
          <table:table-cell table:style-name="ce3" table:formula="of:=[.C8]*3*[.N$1]" office:value-type="float" office:value="0" calcext:value-type="float">
            <text:p>0</text:p>
          </table:table-cell>
          <table:table-cell table:style-name="ce3" table:formula="of:=[.D8]*3*[.O$1]" office:value-type="float" office:value="0" calcext:value-type="float">
            <text:p>0</text:p>
          </table:table-cell>
          <table:table-cell table:style-name="ce3" table:formula="of:=SUM([.L8:.O8])+3000" office:value-type="float" office:value="5556" calcext:value-type="float">
            <text:p>5556</text:p>
          </table:table-cell>
          <table:table-cell table:number-columns-repeated="93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0" calcext:value-type="float">
            <text:p>130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number-columns-repeated="3"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NG</text:p>
          </table:table-cell>
          <table:table-cell table:style-name="ce3" table:formula="of:=[.A9]*3*[.L$1]" office:value-type="float" office:value="2130" calcext:value-type="float">
            <text:p>2130</text:p>
          </table:table-cell>
          <table:table-cell table:style-name="ce3" table:formula="of:=[.B9]*3*[.M$1]" office:value-type="float" office:value="483" calcext:value-type="float">
            <text:p>483</text:p>
          </table:table-cell>
          <table:table-cell table:style-name="ce3" table:formula="of:=[.C9]*3*[.N$1]" office:value-type="float" office:value="0" calcext:value-type="float">
            <text:p>0</text:p>
          </table:table-cell>
          <table:table-cell table:style-name="ce3" table:formula="of:=[.D9]*3*[.O$1]" office:value-type="float" office:value="0" calcext:value-type="float">
            <text:p>0</text:p>
          </table:table-cell>
          <table:table-cell table:style-name="ce3" table:formula="of:=SUM([.L9:.O9])+3000" office:value-type="float" office:value="5613" calcext:value-type="float">
            <text:p>5613</text:p>
          </table:table-cell>
          <table:table-cell table:number-columns-repeated="93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number-columns-repeated="3"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NG</text:p>
          </table:table-cell>
          <table:table-cell table:style-name="ce3" table:formula="of:=[.A10]*3*[.L$1]" office:value-type="float" office:value="1704" calcext:value-type="float">
            <text:p>1704</text:p>
          </table:table-cell>
          <table:table-cell table:style-name="ce3" table:formula="of:=[.B10]*3*[.M$1]" office:value-type="float" office:value="966" calcext:value-type="float">
            <text:p>966</text:p>
          </table:table-cell>
          <table:table-cell table:style-name="ce3" table:formula="of:=[.C10]*3*[.N$1]" office:value-type="float" office:value="0" calcext:value-type="float">
            <text:p>0</text:p>
          </table:table-cell>
          <table:table-cell table:style-name="ce3" table:formula="of:=[.D10]*3*[.O$1]" office:value-type="float" office:value="0" calcext:value-type="float">
            <text:p>0</text:p>
          </table:table-cell>
          <table:table-cell table:style-name="ce3" table:formula="of:=SUM([.L10:.O10])+3000" office:value-type="float" office:value="5670" calcext:value-type="float">
            <text:p>5670</text:p>
          </table:table-cell>
          <table:table-cell table:number-columns-repeated="93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/>
          <table:table-cell table:number-columns-repeated="2"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NG</text:p>
          </table:table-cell>
          <table:table-cell table:style-name="ce3" table:formula="of:=[.A11]*3*[.L$1]" office:value-type="float" office:value="2130" calcext:value-type="float">
            <text:p>2130</text:p>
          </table:table-cell>
          <table:table-cell table:style-name="ce3" table:formula="of:=[.B11]*3*[.M$1]" office:value-type="float" office:value="0" calcext:value-type="float">
            <text:p>0</text:p>
          </table:table-cell>
          <table:table-cell table:style-name="ce3" table:formula="of:=[.C11]*3*[.N$1]" office:value-type="float" office:value="540" calcext:value-type="float">
            <text:p>540</text:p>
          </table:table-cell>
          <table:table-cell table:style-name="ce3" table:formula="of:=[.D11]*3*[.O$1]" office:value-type="float" office:value="0" calcext:value-type="float">
            <text:p>0</text:p>
          </table:table-cell>
          <table:table-cell table:style-name="ce3" table:formula="of:=SUM([.L11:.O11])+3000" office:value-type="float" office:value="5670" calcext:value-type="float">
            <text:p>5670</text:p>
          </table:table-cell>
          <table:table-cell table:number-columns-repeated="93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/>
          <table:table-cell table:number-columns-repeated="4"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NG</text:p>
          </table:table-cell>
          <table:table-cell table:style-name="ce3" table:formula="of:=[.A12]*3*[.L$1]" office:value-type="float" office:value="2982" calcext:value-type="float">
            <text:p>2982</text:p>
          </table:table-cell>
          <table:table-cell table:style-name="ce3" table:formula="of:=[.B12]*3*[.M$1]" office:value-type="float" office:value="0" calcext:value-type="float">
            <text:p>0</text:p>
          </table:table-cell>
          <table:table-cell table:style-name="ce3" table:formula="of:=[.C12]*3*[.N$1]" office:value-type="float" office:value="0" calcext:value-type="float">
            <text:p>0</text:p>
          </table:table-cell>
          <table:table-cell table:style-name="ce3" table:formula="of:=[.D12]*3*[.O$1]" office:value-type="float" office:value="0" calcext:value-type="float">
            <text:p>0</text:p>
          </table:table-cell>
          <table:table-cell table:style-name="ce3" table:formula="of:=SUM([.L12:.O12])+3000" office:value-type="float" office:value="5982" calcext:value-type="float">
            <text:p>5982</text:p>
          </table:table-cell>
          <table:table-cell table:number-columns-repeated="931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]*3*[.L$1]" office:value-type="float" office:value="0" calcext:value-type="float">
            <text:p>0</text:p>
          </table:table-cell>
          <table:table-cell table:formula="of:=[.B13]*3*[.M$1]" office:value-type="float" office:value="0" calcext:value-type="float">
            <text:p>0</text:p>
          </table:table-cell>
          <table:table-cell table:formula="of:=[.C13]*3*[.N$1]" office:value-type="float" office:value="0" calcext:value-type="float">
            <text:p>0</text:p>
          </table:table-cell>
          <table:table-cell table:formula="of:=[.D13]*3*[.O$1]" office:value-type="float" office:value="1200" calcext:value-type="float">
            <text:p>1200</text:p>
          </table:table-cell>
          <table:table-cell table:formula="of:=SUM([.L13:.O13])+3000" office:value-type="float" office:value="4200" calcext:value-type="float">
            <text:p>4200</text:p>
          </table:table-cell>
          <table:table-cell/>
          <table:table-cell table:formula="of:=[.$A$1]&amp;&quot;x&quot;&amp;[.A13]&amp;&quot;,&quot;&amp;[.B$1]&amp;&quot;x&quot;&amp;[.B13]&amp;&quot;,&quot;&amp;[.C$1]&amp;&quot;x&quot;&amp;[.C13]&amp;&quot;,&quot;&amp;[.D$1]&amp;&quot;x&quot;&amp;[.D13]" office:value-type="string" office:string-value="2mx0,4mx0,6mx0,mmx2" calcext:value-type="string">
            <text:p>2mx0,4mx0,6mx0,mmx2</text:p>
          </table:table-cell>
          <table:table-cell table:number-columns-repeated="92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formula="of:=[.A14]*3*[.L$1]" office:value-type="float" office:value="0" calcext:value-type="float">
            <text:p>0</text:p>
          </table:table-cell>
          <table:table-cell table:formula="of:=[.B14]*3*[.M$1]" office:value-type="float" office:value="966" calcext:value-type="float">
            <text:p>966</text:p>
          </table:table-cell>
          <table:table-cell table:formula="of:=[.C14]*3*[.N$1]" office:value-type="float" office:value="540" calcext:value-type="float">
            <text:p>540</text:p>
          </table:table-cell>
          <table:table-cell table:formula="of:=[.D14]*3*[.O$1]" office:value-type="float" office:value="0" calcext:value-type="float">
            <text:p>0</text:p>
          </table:table-cell>
          <table:table-cell table:formula="of:=SUM([.L14:.O14])+3000" office:value-type="float" office:value="4506" calcext:value-type="float">
            <text:p>4506</text:p>
          </table:table-cell>
          <table:table-cell/>
          <table:table-cell table:formula="of:=[.$A$1]&amp;&quot;x&quot;&amp;[.A14]&amp;&quot;,&quot;&amp;[.B$1]&amp;&quot;x&quot;&amp;[.B14]&amp;&quot;,&quot;&amp;[.C$1]&amp;&quot;x&quot;&amp;[.C14]&amp;&quot;,&quot;&amp;[.D$1]&amp;&quot;x&quot;&amp;[.D14]" office:value-type="string" office:string-value="2mx0,4mx2,6mx1,mmx0" calcext:value-type="string">
            <text:p>2mx0,4mx2,6mx1,mmx0</text:p>
          </table:table-cell>
          <table:table-cell table:number-columns-repeated="92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formula="of:=[.A15]*3*[.L$1]" office:value-type="float" office:value="426" calcext:value-type="float">
            <text:p>426</text:p>
          </table:table-cell>
          <table:table-cell table:formula="of:=[.B15]*3*[.M$1]" office:value-type="float" office:value="0" calcext:value-type="float">
            <text:p>0</text:p>
          </table:table-cell>
          <table:table-cell table:formula="of:=[.C15]*3*[.N$1]" office:value-type="float" office:value="1080" calcext:value-type="float">
            <text:p>1080</text:p>
          </table:table-cell>
          <table:table-cell table:formula="of:=[.D15]*3*[.O$1]" office:value-type="float" office:value="0" calcext:value-type="float">
            <text:p>0</text:p>
          </table:table-cell>
          <table:table-cell table:formula="of:=SUM([.L15:.O15])+3000" office:value-type="float" office:value="4506" calcext:value-type="float">
            <text:p>4506</text:p>
          </table:table-cell>
          <table:table-cell/>
          <table:table-cell table:formula="of:=[.$A$1]&amp;&quot;x&quot;&amp;[.A15]&amp;&quot;,&quot;&amp;[.B$1]&amp;&quot;x&quot;&amp;[.B15]&amp;&quot;,&quot;&amp;[.C$1]&amp;&quot;x&quot;&amp;[.C15]&amp;&quot;,&quot;&amp;[.D$1]&amp;&quot;x&quot;&amp;[.D15]" office:value-type="string" office:string-value="2mx1,4mx0,6mx2,mmx0" calcext:value-type="string">
            <text:p>2mx1,4mx0,6mx2,mmx0</text:p>
          </table:table-cell>
          <table:table-cell table:number-columns-repeated="929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]*3*[.L$1]" office:value-type="float" office:value="426" calcext:value-type="float">
            <text:p>426</text:p>
          </table:table-cell>
          <table:table-cell table:formula="of:=[.B16]*3*[.M$1]" office:value-type="float" office:value="483" calcext:value-type="float">
            <text:p>483</text:p>
          </table:table-cell>
          <table:table-cell table:formula="of:=[.C16]*3*[.N$1]" office:value-type="float" office:value="0" calcext:value-type="float">
            <text:p>0</text:p>
          </table:table-cell>
          <table:table-cell table:formula="of:=[.D16]*3*[.O$1]" office:value-type="float" office:value="600" calcext:value-type="float">
            <text:p>600</text:p>
          </table:table-cell>
          <table:table-cell table:formula="of:=SUM([.L16:.O16])+3000" office:value-type="float" office:value="4509" calcext:value-type="float">
            <text:p>4509</text:p>
          </table:table-cell>
          <table:table-cell/>
          <table:table-cell table:formula="of:=[.$A$1]&amp;&quot;x&quot;&amp;[.A16]&amp;&quot;,&quot;&amp;[.B$1]&amp;&quot;x&quot;&amp;[.B16]&amp;&quot;,&quot;&amp;[.C$1]&amp;&quot;x&quot;&amp;[.C16]&amp;&quot;,&quot;&amp;[.D$1]&amp;&quot;x&quot;&amp;[.D16]" office:value-type="string" office:string-value="2mx1,4mx1,6mx0,mmx1" calcext:value-type="string">
            <text:p>2mx1,4mx1,6mx0,mmx1</text:p>
          </table:table-cell>
          <table:table-cell table:number-columns-repeated="92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table:formula="of:=[.A17]*3*[.L$1]" office:value-type="float" office:value="0" calcext:value-type="float">
            <text:p>0</text:p>
          </table:table-cell>
          <table:table-cell table:formula="of:=[.B17]*3*[.M$1]" office:value-type="float" office:value="483" calcext:value-type="float">
            <text:p>483</text:p>
          </table:table-cell>
          <table:table-cell table:formula="of:=[.C17]*3*[.N$1]" office:value-type="float" office:value="1080" calcext:value-type="float">
            <text:p>1080</text:p>
          </table:table-cell>
          <table:table-cell table:formula="of:=[.D17]*3*[.O$1]" office:value-type="float" office:value="0" calcext:value-type="float">
            <text:p>0</text:p>
          </table:table-cell>
          <table:table-cell table:formula="of:=SUM([.L17:.O17])+3000" office:value-type="float" office:value="4563" calcext:value-type="float">
            <text:p>4563</text:p>
          </table:table-cell>
          <table:table-cell/>
          <table:table-cell table:formula="of:=[.$A$1]&amp;&quot;x&quot;&amp;[.A17]&amp;&quot;,&quot;&amp;[.B$1]&amp;&quot;x&quot;&amp;[.B17]&amp;&quot;,&quot;&amp;[.C$1]&amp;&quot;x&quot;&amp;[.C17]&amp;&quot;,&quot;&amp;[.D$1]&amp;&quot;x&quot;&amp;[.D17]" office:value-type="string" office:string-value="2mx0,4mx1,6mx2,mmx0" calcext:value-type="string">
            <text:p>2mx0,4mx1,6mx2,mmx0</text:p>
          </table:table-cell>
          <table:table-cell table:number-columns-repeated="92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A18]*3*[.L$1]" office:value-type="float" office:value="0" calcext:value-type="float">
            <text:p>0</text:p>
          </table:table-cell>
          <table:table-cell table:formula="of:=[.B18]*3*[.M$1]" office:value-type="float" office:value="966" calcext:value-type="float">
            <text:p>966</text:p>
          </table:table-cell>
          <table:table-cell table:formula="of:=[.C18]*3*[.N$1]" office:value-type="float" office:value="0" calcext:value-type="float">
            <text:p>0</text:p>
          </table:table-cell>
          <table:table-cell table:formula="of:=[.D18]*3*[.O$1]" office:value-type="float" office:value="600" calcext:value-type="float">
            <text:p>600</text:p>
          </table:table-cell>
          <table:table-cell table:formula="of:=SUM([.L18:.O18])+3000" office:value-type="float" office:value="4566" calcext:value-type="float">
            <text:p>4566</text:p>
          </table:table-cell>
          <table:table-cell/>
          <table:table-cell table:formula="of:=[.$A$1]&amp;&quot;x&quot;&amp;[.A18]&amp;&quot;,&quot;&amp;[.B$1]&amp;&quot;x&quot;&amp;[.B18]&amp;&quot;,&quot;&amp;[.C$1]&amp;&quot;x&quot;&amp;[.C18]&amp;&quot;,&quot;&amp;[.D$1]&amp;&quot;x&quot;&amp;[.D18]" office:value-type="string" office:string-value="2mx0,4mx2,6mx0,mmx1" calcext:value-type="string">
            <text:p>2mx0,4mx2,6mx0,mmx1</text:p>
          </table:table-cell>
          <table:table-cell table:number-columns-repeated="92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A19]*3*[.L$1]" office:value-type="float" office:value="426" calcext:value-type="float">
            <text:p>426</text:p>
          </table:table-cell>
          <table:table-cell table:formula="of:=[.B19]*3*[.M$1]" office:value-type="float" office:value="0" calcext:value-type="float">
            <text:p>0</text:p>
          </table:table-cell>
          <table:table-cell table:formula="of:=[.C19]*3*[.N$1]" office:value-type="float" office:value="540" calcext:value-type="float">
            <text:p>540</text:p>
          </table:table-cell>
          <table:table-cell table:formula="of:=[.D19]*3*[.O$1]" office:value-type="float" office:value="600" calcext:value-type="float">
            <text:p>600</text:p>
          </table:table-cell>
          <table:table-cell table:formula="of:=SUM([.L19:.O19])+3000" office:value-type="float" office:value="4566" calcext:value-type="float">
            <text:p>4566</text:p>
          </table:table-cell>
          <table:table-cell/>
          <table:table-cell table:formula="of:=[.$A$1]&amp;&quot;x&quot;&amp;[.A19]&amp;&quot;,&quot;&amp;[.B$1]&amp;&quot;x&quot;&amp;[.B19]&amp;&quot;,&quot;&amp;[.C$1]&amp;&quot;x&quot;&amp;[.C19]&amp;&quot;,&quot;&amp;[.D$1]&amp;&quot;x&quot;&amp;[.D19]" office:value-type="string" office:string-value="2mx1,4mx0,6mx1,mmx1" calcext:value-type="string">
            <text:p>2mx1,4mx0,6mx1,mmx1</text:p>
          </table:table-cell>
          <table:table-cell table:number-columns-repeated="92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/>
          <table:table-cell table:formula="of:=[.A20]*3*[.L$1]" office:value-type="float" office:value="0" calcext:value-type="float">
            <text:p>0</text:p>
          </table:table-cell>
          <table:table-cell table:formula="of:=[.B20]*3*[.M$1]" office:value-type="float" office:value="0" calcext:value-type="float">
            <text:p>0</text:p>
          </table:table-cell>
          <table:table-cell table:formula="of:=[.C20]*3*[.N$1]" office:value-type="float" office:value="1620" calcext:value-type="float">
            <text:p>1620</text:p>
          </table:table-cell>
          <table:table-cell table:formula="of:=[.D20]*3*[.O$1]" office:value-type="float" office:value="0" calcext:value-type="float">
            <text:p>0</text:p>
          </table:table-cell>
          <table:table-cell table:formula="of:=SUM([.L20:.O20])+3000" office:value-type="float" office:value="4620" calcext:value-type="float">
            <text:p>4620</text:p>
          </table:table-cell>
          <table:table-cell/>
          <table:table-cell table:formula="of:=[.$A$1]&amp;&quot;x&quot;&amp;[.A20]&amp;&quot;,&quot;&amp;[.B$1]&amp;&quot;x&quot;&amp;[.B20]&amp;&quot;,&quot;&amp;[.C$1]&amp;&quot;x&quot;&amp;[.C20]&amp;&quot;,&quot;&amp;[.D$1]&amp;&quot;x&quot;&amp;[.D20]" office:value-type="string" office:string-value="2mx0,4mx0,6mx3,mmx0" calcext:value-type="string">
            <text:p>2mx0,4mx0,6mx3,mmx0</text:p>
          </table:table-cell>
          <table:table-cell table:number-columns-repeated="929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21]*3*[.L$1]" office:value-type="float" office:value="0" calcext:value-type="float">
            <text:p>0</text:p>
          </table:table-cell>
          <table:table-cell table:formula="of:=[.B21]*3*[.M$1]" office:value-type="float" office:value="483" calcext:value-type="float">
            <text:p>483</text:p>
          </table:table-cell>
          <table:table-cell table:formula="of:=[.C21]*3*[.N$1]" office:value-type="float" office:value="540" calcext:value-type="float">
            <text:p>540</text:p>
          </table:table-cell>
          <table:table-cell table:formula="of:=[.D21]*3*[.O$1]" office:value-type="float" office:value="600" calcext:value-type="float">
            <text:p>600</text:p>
          </table:table-cell>
          <table:table-cell table:formula="of:=SUM([.L21:.O21])+3000" office:value-type="float" office:value="4623" calcext:value-type="float">
            <text:p>4623</text:p>
          </table:table-cell>
          <table:table-cell/>
          <table:table-cell table:formula="of:=[.$A$1]&amp;&quot;x&quot;&amp;[.A21]&amp;&quot;,&quot;&amp;[.B$1]&amp;&quot;x&quot;&amp;[.B21]&amp;&quot;,&quot;&amp;[.C$1]&amp;&quot;x&quot;&amp;[.C21]&amp;&quot;,&quot;&amp;[.D$1]&amp;&quot;x&quot;&amp;[.D21]" office:value-type="string" office:string-value="2mx0,4mx1,6mx1,mmx1" calcext:value-type="string">
            <text:p>2mx0,4mx1,6mx1,mmx1</text:p>
          </table:table-cell>
          <table:table-cell table:number-columns-repeated="929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22]*3*[.L$1]" office:value-type="float" office:value="426" calcext:value-type="float">
            <text:p>426</text:p>
          </table:table-cell>
          <table:table-cell table:formula="of:=[.B22]*3*[.M$1]" office:value-type="float" office:value="0" calcext:value-type="float">
            <text:p>0</text:p>
          </table:table-cell>
          <table:table-cell table:formula="of:=[.C22]*3*[.N$1]" office:value-type="float" office:value="0" calcext:value-type="float">
            <text:p>0</text:p>
          </table:table-cell>
          <table:table-cell table:formula="of:=[.D22]*3*[.O$1]" office:value-type="float" office:value="1200" calcext:value-type="float">
            <text:p>1200</text:p>
          </table:table-cell>
          <table:table-cell table:formula="of:=SUM([.L22:.O22])+3000" office:value-type="float" office:value="4626" calcext:value-type="float">
            <text:p>4626</text:p>
          </table:table-cell>
          <table:table-cell/>
          <table:table-cell table:formula="of:=[.$A$1]&amp;&quot;x&quot;&amp;[.A22]&amp;&quot;,&quot;&amp;[.B$1]&amp;&quot;x&quot;&amp;[.B22]&amp;&quot;,&quot;&amp;[.C$1]&amp;&quot;x&quot;&amp;[.C22]&amp;&quot;,&quot;&amp;[.D$1]&amp;&quot;x&quot;&amp;[.D22]" office:value-type="string" office:string-value="2mx1,4mx0,6mx0,mmx2" calcext:value-type="string">
            <text:p>2mx1,4mx0,6mx0,mmx2</text:p>
          </table:table-cell>
          <table:table-cell table:number-columns-repeated="92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A23]*3*[.L$1]" office:value-type="float" office:value="0" calcext:value-type="float">
            <text:p>0</text:p>
          </table:table-cell>
          <table:table-cell table:formula="of:=[.B23]*3*[.M$1]" office:value-type="float" office:value="0" calcext:value-type="float">
            <text:p>0</text:p>
          </table:table-cell>
          <table:table-cell table:formula="of:=[.C23]*3*[.N$1]" office:value-type="float" office:value="1080" calcext:value-type="float">
            <text:p>1080</text:p>
          </table:table-cell>
          <table:table-cell table:formula="of:=[.D23]*3*[.O$1]" office:value-type="float" office:value="600" calcext:value-type="float">
            <text:p>600</text:p>
          </table:table-cell>
          <table:table-cell table:formula="of:=SUM([.L23:.O23])+3000" office:value-type="float" office:value="4680" calcext:value-type="float">
            <text:p>4680</text:p>
          </table:table-cell>
          <table:table-cell/>
          <table:table-cell table:formula="of:=[.$A$1]&amp;&quot;x&quot;&amp;[.A23]&amp;&quot;,&quot;&amp;[.B$1]&amp;&quot;x&quot;&amp;[.B23]&amp;&quot;,&quot;&amp;[.C$1]&amp;&quot;x&quot;&amp;[.C23]&amp;&quot;,&quot;&amp;[.D$1]&amp;&quot;x&quot;&amp;[.D23]" office:value-type="string" office:string-value="2mx0,4mx0,6mx2,mmx1" calcext:value-type="string">
            <text:p>2mx0,4mx0,6mx2,mmx1</text:p>
          </table:table-cell>
          <table:table-cell table:number-columns-repeated="92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A24]*3*[.L$1]" office:value-type="float" office:value="0" calcext:value-type="float">
            <text:p>0</text:p>
          </table:table-cell>
          <table:table-cell table:formula="of:=[.B24]*3*[.M$1]" office:value-type="float" office:value="483" calcext:value-type="float">
            <text:p>483</text:p>
          </table:table-cell>
          <table:table-cell table:formula="of:=[.C24]*3*[.N$1]" office:value-type="float" office:value="0" calcext:value-type="float">
            <text:p>0</text:p>
          </table:table-cell>
          <table:table-cell table:formula="of:=[.D24]*3*[.O$1]" office:value-type="float" office:value="1200" calcext:value-type="float">
            <text:p>1200</text:p>
          </table:table-cell>
          <table:table-cell table:formula="of:=SUM([.L24:.O24])+3000" office:value-type="float" office:value="4683" calcext:value-type="float">
            <text:p>4683</text:p>
          </table:table-cell>
          <table:table-cell/>
          <table:table-cell table:formula="of:=[.$A$1]&amp;&quot;x&quot;&amp;[.A24]&amp;&quot;,&quot;&amp;[.B$1]&amp;&quot;x&quot;&amp;[.B24]&amp;&quot;,&quot;&amp;[.C$1]&amp;&quot;x&quot;&amp;[.C24]&amp;&quot;,&quot;&amp;[.D$1]&amp;&quot;x&quot;&amp;[.D24]" office:value-type="string" office:string-value="2mx0,4mx1,6mx0,mmx2" calcext:value-type="string">
            <text:p>2mx0,4mx1,6mx0,mmx2</text:p>
          </table:table-cell>
          <table:table-cell table:number-columns-repeated="92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A25]*3*[.L$1]" office:value-type="float" office:value="0" calcext:value-type="float">
            <text:p>0</text:p>
          </table:table-cell>
          <table:table-cell table:formula="of:=[.B25]*3*[.M$1]" office:value-type="float" office:value="0" calcext:value-type="float">
            <text:p>0</text:p>
          </table:table-cell>
          <table:table-cell table:formula="of:=[.C25]*3*[.N$1]" office:value-type="float" office:value="540" calcext:value-type="float">
            <text:p>540</text:p>
          </table:table-cell>
          <table:table-cell table:formula="of:=[.D25]*3*[.O$1]" office:value-type="float" office:value="1200" calcext:value-type="float">
            <text:p>1200</text:p>
          </table:table-cell>
          <table:table-cell table:formula="of:=SUM([.L25:.O25])+3000" office:value-type="float" office:value="4740" calcext:value-type="float">
            <text:p>4740</text:p>
          </table:table-cell>
          <table:table-cell/>
          <table:table-cell table:formula="of:=[.$A$1]&amp;&quot;x&quot;&amp;[.A25]&amp;&quot;,&quot;&amp;[.B$1]&amp;&quot;x&quot;&amp;[.B25]&amp;&quot;,&quot;&amp;[.C$1]&amp;&quot;x&quot;&amp;[.C25]&amp;&quot;,&quot;&amp;[.D$1]&amp;&quot;x&quot;&amp;[.D25]" office:value-type="string" office:string-value="2mx0,4mx0,6mx1,mmx2" calcext:value-type="string">
            <text:p>2mx0,4mx0,6mx1,mmx2</text:p>
          </table:table-cell>
          <table:table-cell table:number-columns-repeated="929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formula="of:=[.A26]*3*[.L$1]" office:value-type="float" office:value="852" calcext:value-type="float">
            <text:p>852</text:p>
          </table:table-cell>
          <table:table-cell table:formula="of:=[.B26]*3*[.M$1]" office:value-type="float" office:value="966" calcext:value-type="float">
            <text:p>966</text:p>
          </table:table-cell>
          <table:table-cell table:formula="of:=[.C26]*3*[.N$1]" office:value-type="float" office:value="0" calcext:value-type="float">
            <text:p>0</text:p>
          </table:table-cell>
          <table:table-cell table:formula="of:=[.D26]*3*[.O$1]" office:value-type="float" office:value="0" calcext:value-type="float">
            <text:p>0</text:p>
          </table:table-cell>
          <table:table-cell table:formula="of:=SUM([.L26:.O26])+3000" office:value-type="float" office:value="4818" calcext:value-type="float">
            <text:p>4818</text:p>
          </table:table-cell>
          <table:table-cell/>
          <table:table-cell table:formula="of:=[.$A$1]&amp;&quot;x&quot;&amp;[.A26]&amp;&quot;,&quot;&amp;[.B$1]&amp;&quot;x&quot;&amp;[.B26]&amp;&quot;,&quot;&amp;[.C$1]&amp;&quot;x&quot;&amp;[.C26]&amp;&quot;,&quot;&amp;[.D$1]&amp;&quot;x&quot;&amp;[.D26]" office:value-type="string" office:string-value="2mx2,4mx2,6mx0,mmx0" calcext:value-type="string">
            <text:p>2mx2,4mx2,6mx0,mmx0</text:p>
          </table:table-cell>
          <table:table-cell table:number-columns-repeated="92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formula="of:=[.A27]*3*[.L$1]" office:value-type="float" office:value="1278" calcext:value-type="float">
            <text:p>1278</text:p>
          </table:table-cell>
          <table:table-cell table:formula="of:=[.B27]*3*[.M$1]" office:value-type="float" office:value="0" calcext:value-type="float">
            <text:p>0</text:p>
          </table:table-cell>
          <table:table-cell table:formula="of:=[.C27]*3*[.N$1]" office:value-type="float" office:value="540" calcext:value-type="float">
            <text:p>540</text:p>
          </table:table-cell>
          <table:table-cell table:formula="of:=[.D27]*3*[.O$1]" office:value-type="float" office:value="0" calcext:value-type="float">
            <text:p>0</text:p>
          </table:table-cell>
          <table:table-cell table:formula="of:=SUM([.L27:.O27])+3000" office:value-type="float" office:value="4818" calcext:value-type="float">
            <text:p>4818</text:p>
          </table:table-cell>
          <table:table-cell/>
          <table:table-cell table:formula="of:=[.$A$1]&amp;&quot;x&quot;&amp;[.A27]&amp;&quot;,&quot;&amp;[.B$1]&amp;&quot;x&quot;&amp;[.B27]&amp;&quot;,&quot;&amp;[.C$1]&amp;&quot;x&quot;&amp;[.C27]&amp;&quot;,&quot;&amp;[.D$1]&amp;&quot;x&quot;&amp;[.D27]" office:value-type="string" office:string-value="2mx3,4mx0,6mx1,mmx0" calcext:value-type="string">
            <text:p>2mx3,4mx0,6mx1,mmx0</text:p>
          </table:table-cell>
          <table:table-cell table:number-columns-repeated="92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110" calcext:value-type="float">
            <text:p>110</text:p>
          </table:table-cell>
          <table:table-cell/>
          <table:table-cell table:formula="of:=[.A28]*3*[.L$1]" office:value-type="float" office:value="426" calcext:value-type="float">
            <text:p>426</text:p>
          </table:table-cell>
          <table:table-cell table:formula="of:=[.B28]*3*[.M$1]" office:value-type="float" office:value="1449" calcext:value-type="float">
            <text:p>1449</text:p>
          </table:table-cell>
          <table:table-cell table:formula="of:=[.C28]*3*[.N$1]" office:value-type="float" office:value="0" calcext:value-type="float">
            <text:p>0</text:p>
          </table:table-cell>
          <table:table-cell table:formula="of:=[.D28]*3*[.O$1]" office:value-type="float" office:value="0" calcext:value-type="float">
            <text:p>0</text:p>
          </table:table-cell>
          <table:table-cell table:formula="of:=SUM([.L28:.O28])+3000" office:value-type="float" office:value="4875" calcext:value-type="float">
            <text:p>4875</text:p>
          </table:table-cell>
          <table:table-cell/>
          <table:table-cell table:formula="of:=[.$A$1]&amp;&quot;x&quot;&amp;[.A28]&amp;&quot;,&quot;&amp;[.B$1]&amp;&quot;x&quot;&amp;[.B28]&amp;&quot;,&quot;&amp;[.C$1]&amp;&quot;x&quot;&amp;[.C28]&amp;&quot;,&quot;&amp;[.D$1]&amp;&quot;x&quot;&amp;[.D28]" office:value-type="string" office:string-value="2mx1,4mx3,6mx0,mmx0" calcext:value-type="string">
            <text:p>2mx1,4mx3,6mx0,mmx0</text:p>
          </table:table-cell>
          <table:table-cell table:number-columns-repeated="92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table:formula="of:=[.A29]*3*[.L$1]" office:value-type="float" office:value="852" calcext:value-type="float">
            <text:p>852</text:p>
          </table:table-cell>
          <table:table-cell table:formula="of:=[.B29]*3*[.M$1]" office:value-type="float" office:value="483" calcext:value-type="float">
            <text:p>483</text:p>
          </table:table-cell>
          <table:table-cell table:formula="of:=[.C29]*3*[.N$1]" office:value-type="float" office:value="540" calcext:value-type="float">
            <text:p>540</text:p>
          </table:table-cell>
          <table:table-cell table:formula="of:=[.D29]*3*[.O$1]" office:value-type="float" office:value="0" calcext:value-type="float">
            <text:p>0</text:p>
          </table:table-cell>
          <table:table-cell table:formula="of:=SUM([.L29:.O29])+3000" office:value-type="float" office:value="4875" calcext:value-type="float">
            <text:p>4875</text:p>
          </table:table-cell>
          <table:table-cell/>
          <table:table-cell table:formula="of:=[.$A$1]&amp;&quot;x&quot;&amp;[.A29]&amp;&quot;,&quot;&amp;[.B$1]&amp;&quot;x&quot;&amp;[.B29]&amp;&quot;,&quot;&amp;[.C$1]&amp;&quot;x&quot;&amp;[.C29]&amp;&quot;,&quot;&amp;[.D$1]&amp;&quot;x&quot;&amp;[.D29]" office:value-type="string" office:string-value="2mx2,4mx1,6mx1,mmx0" calcext:value-type="string">
            <text:p>2mx2,4mx1,6mx1,mmx0</text:p>
          </table:table-cell>
          <table:table-cell table:number-columns-repeated="92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3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A30]*3*[.L$1]" office:value-type="float" office:value="1278" calcext:value-type="float">
            <text:p>1278</text:p>
          </table:table-cell>
          <table:table-cell table:formula="of:=[.B30]*3*[.M$1]" office:value-type="float" office:value="0" calcext:value-type="float">
            <text:p>0</text:p>
          </table:table-cell>
          <table:table-cell table:formula="of:=[.C30]*3*[.N$1]" office:value-type="float" office:value="0" calcext:value-type="float">
            <text:p>0</text:p>
          </table:table-cell>
          <table:table-cell table:formula="of:=[.D30]*3*[.O$1]" office:value-type="float" office:value="600" calcext:value-type="float">
            <text:p>600</text:p>
          </table:table-cell>
          <table:table-cell table:formula="of:=SUM([.L30:.O30])+3000" office:value-type="float" office:value="4878" calcext:value-type="float">
            <text:p>4878</text:p>
          </table:table-cell>
          <table:table-cell/>
          <table:table-cell table:formula="of:=[.$A$1]&amp;&quot;x&quot;&amp;[.A30]&amp;&quot;,&quot;&amp;[.B$1]&amp;&quot;x&quot;&amp;[.B30]&amp;&quot;,&quot;&amp;[.C$1]&amp;&quot;x&quot;&amp;[.C30]&amp;&quot;,&quot;&amp;[.D$1]&amp;&quot;x&quot;&amp;[.D30]" office:value-type="string" office:string-value="2mx3,4mx0,6mx0,mmx1" calcext:value-type="string">
            <text:p>2mx3,4mx0,6mx0,mmx1</text:p>
          </table:table-cell>
          <table:table-cell table:number-columns-repeated="92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20" calcext:value-type="float">
            <text:p>120</text:p>
          </table:table-cell>
          <table:table-cell/>
          <table:table-cell table:formula="of:=[.A31]*3*[.L$1]" office:value-type="float" office:value="0" calcext:value-type="float">
            <text:p>0</text:p>
          </table:table-cell>
          <table:table-cell table:formula="of:=[.B31]*3*[.M$1]" office:value-type="float" office:value="1932" calcext:value-type="float">
            <text:p>1932</text:p>
          </table:table-cell>
          <table:table-cell table:formula="of:=[.C31]*3*[.N$1]" office:value-type="float" office:value="0" calcext:value-type="float">
            <text:p>0</text:p>
          </table:table-cell>
          <table:table-cell table:formula="of:=[.D31]*3*[.O$1]" office:value-type="float" office:value="0" calcext:value-type="float">
            <text:p>0</text:p>
          </table:table-cell>
          <table:table-cell table:formula="of:=SUM([.L31:.O31])+3000" office:value-type="float" office:value="4932" calcext:value-type="float">
            <text:p>4932</text:p>
          </table:table-cell>
          <table:table-cell/>
          <table:table-cell table:formula="of:=[.$A$1]&amp;&quot;x&quot;&amp;[.A31]&amp;&quot;,&quot;&amp;[.B$1]&amp;&quot;x&quot;&amp;[.B31]&amp;&quot;,&quot;&amp;[.C$1]&amp;&quot;x&quot;&amp;[.C31]&amp;&quot;,&quot;&amp;[.D$1]&amp;&quot;x&quot;&amp;[.D31]" office:value-type="string" office:string-value="2mx0,4mx4,6mx0,mmx0" calcext:value-type="string">
            <text:p>2mx0,4mx4,6mx0,mmx0</text:p>
          </table:table-cell>
          <table:table-cell table:number-columns-repeated="92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20" calcext:value-type="float">
            <text:p>120</text:p>
          </table:table-cell>
          <table:table-cell/>
          <table:table-cell table:formula="of:=[.A32]*3*[.L$1]" office:value-type="float" office:value="426" calcext:value-type="float">
            <text:p>426</text:p>
          </table:table-cell>
          <table:table-cell table:formula="of:=[.B32]*3*[.M$1]" office:value-type="float" office:value="966" calcext:value-type="float">
            <text:p>966</text:p>
          </table:table-cell>
          <table:table-cell table:formula="of:=[.C32]*3*[.N$1]" office:value-type="float" office:value="540" calcext:value-type="float">
            <text:p>540</text:p>
          </table:table-cell>
          <table:table-cell table:formula="of:=[.D32]*3*[.O$1]" office:value-type="float" office:value="0" calcext:value-type="float">
            <text:p>0</text:p>
          </table:table-cell>
          <table:table-cell table:formula="of:=SUM([.L32:.O32])+3000" office:value-type="float" office:value="4932" calcext:value-type="float">
            <text:p>4932</text:p>
          </table:table-cell>
          <table:table-cell/>
          <table:table-cell table:formula="of:=[.$A$1]&amp;&quot;x&quot;&amp;[.A32]&amp;&quot;,&quot;&amp;[.B$1]&amp;&quot;x&quot;&amp;[.B32]&amp;&quot;,&quot;&amp;[.C$1]&amp;&quot;x&quot;&amp;[.C32]&amp;&quot;,&quot;&amp;[.D$1]&amp;&quot;x&quot;&amp;[.D32]" office:value-type="string" office:string-value="2mx1,4mx2,6mx1,mmx0" calcext:value-type="string">
            <text:p>2mx1,4mx2,6mx1,mmx0</text:p>
          </table:table-cell>
          <table:table-cell table:number-columns-repeated="92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20" calcext:value-type="float">
            <text:p>120</text:p>
          </table:table-cell>
          <table:table-cell/>
          <table:table-cell table:formula="of:=[.A33]*3*[.L$1]" office:value-type="float" office:value="852" calcext:value-type="float">
            <text:p>852</text:p>
          </table:table-cell>
          <table:table-cell table:formula="of:=[.B33]*3*[.M$1]" office:value-type="float" office:value="0" calcext:value-type="float">
            <text:p>0</text:p>
          </table:table-cell>
          <table:table-cell table:formula="of:=[.C33]*3*[.N$1]" office:value-type="float" office:value="1080" calcext:value-type="float">
            <text:p>1080</text:p>
          </table:table-cell>
          <table:table-cell table:formula="of:=[.D33]*3*[.O$1]" office:value-type="float" office:value="0" calcext:value-type="float">
            <text:p>0</text:p>
          </table:table-cell>
          <table:table-cell table:formula="of:=SUM([.L33:.O33])+3000" office:value-type="float" office:value="4932" calcext:value-type="float">
            <text:p>4932</text:p>
          </table:table-cell>
          <table:table-cell/>
          <table:table-cell table:formula="of:=[.$A$1]&amp;&quot;x&quot;&amp;[.A33]&amp;&quot;,&quot;&amp;[.B$1]&amp;&quot;x&quot;&amp;[.B33]&amp;&quot;,&quot;&amp;[.C$1]&amp;&quot;x&quot;&amp;[.C33]&amp;&quot;,&quot;&amp;[.D$1]&amp;&quot;x&quot;&amp;[.D33]" office:value-type="string" office:string-value="2mx2,4mx0,6mx2,mmx0" calcext:value-type="string">
            <text:p>2mx2,4mx0,6mx2,mmx0</text:p>
          </table:table-cell>
          <table:table-cell table:number-columns-repeated="92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34]*3*[.L$1]" office:value-type="float" office:value="852" calcext:value-type="float">
            <text:p>852</text:p>
          </table:table-cell>
          <table:table-cell table:formula="of:=[.B34]*3*[.M$1]" office:value-type="float" office:value="483" calcext:value-type="float">
            <text:p>483</text:p>
          </table:table-cell>
          <table:table-cell table:formula="of:=[.C34]*3*[.N$1]" office:value-type="float" office:value="0" calcext:value-type="float">
            <text:p>0</text:p>
          </table:table-cell>
          <table:table-cell table:formula="of:=[.D34]*3*[.O$1]" office:value-type="float" office:value="600" calcext:value-type="float">
            <text:p>600</text:p>
          </table:table-cell>
          <table:table-cell table:formula="of:=SUM([.L34:.O34])+3000" office:value-type="float" office:value="4935" calcext:value-type="float">
            <text:p>4935</text:p>
          </table:table-cell>
          <table:table-cell/>
          <table:table-cell table:formula="of:=[.$A$1]&amp;&quot;x&quot;&amp;[.A34]&amp;&quot;,&quot;&amp;[.B$1]&amp;&quot;x&quot;&amp;[.B34]&amp;&quot;,&quot;&amp;[.C$1]&amp;&quot;x&quot;&amp;[.C34]&amp;&quot;,&quot;&amp;[.D$1]&amp;&quot;x&quot;&amp;[.D34]" office:value-type="string" office:string-value="2mx2,4mx1,6mx0,mmx1" calcext:value-type="string">
            <text:p>2mx2,4mx1,6mx0,mmx1</text:p>
          </table:table-cell>
          <table:table-cell table:number-columns-repeated="92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30" calcext:value-type="float">
            <text:p>130</text:p>
          </table:table-cell>
          <table:table-cell/>
          <table:table-cell table:formula="of:=[.A35]*3*[.L$1]" office:value-type="float" office:value="0" calcext:value-type="float">
            <text:p>0</text:p>
          </table:table-cell>
          <table:table-cell table:formula="of:=[.B35]*3*[.M$1]" office:value-type="float" office:value="1449" calcext:value-type="float">
            <text:p>1449</text:p>
          </table:table-cell>
          <table:table-cell table:formula="of:=[.C35]*3*[.N$1]" office:value-type="float" office:value="540" calcext:value-type="float">
            <text:p>540</text:p>
          </table:table-cell>
          <table:table-cell table:formula="of:=[.D35]*3*[.O$1]" office:value-type="float" office:value="0" calcext:value-type="float">
            <text:p>0</text:p>
          </table:table-cell>
          <table:table-cell table:formula="of:=SUM([.L35:.O35])+3000" office:value-type="float" office:value="4989" calcext:value-type="float">
            <text:p>4989</text:p>
          </table:table-cell>
          <table:table-cell/>
          <table:table-cell table:formula="of:=[.$A$1]&amp;&quot;x&quot;&amp;[.A35]&amp;&quot;,&quot;&amp;[.B$1]&amp;&quot;x&quot;&amp;[.B35]&amp;&quot;,&quot;&amp;[.C$1]&amp;&quot;x&quot;&amp;[.C35]&amp;&quot;,&quot;&amp;[.D$1]&amp;&quot;x&quot;&amp;[.D35]" office:value-type="string" office:string-value="2mx0,4mx3,6mx1,mmx0" calcext:value-type="string">
            <text:p>2mx0,4mx3,6mx1,mmx0</text:p>
          </table:table-cell>
          <table:table-cell table:number-columns-repeated="929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30" calcext:value-type="float">
            <text:p>130</text:p>
          </table:table-cell>
          <table:table-cell/>
          <table:table-cell table:formula="of:=[.A36]*3*[.L$1]" office:value-type="float" office:value="426" calcext:value-type="float">
            <text:p>426</text:p>
          </table:table-cell>
          <table:table-cell table:formula="of:=[.B36]*3*[.M$1]" office:value-type="float" office:value="483" calcext:value-type="float">
            <text:p>483</text:p>
          </table:table-cell>
          <table:table-cell table:formula="of:=[.C36]*3*[.N$1]" office:value-type="float" office:value="1080" calcext:value-type="float">
            <text:p>1080</text:p>
          </table:table-cell>
          <table:table-cell table:formula="of:=[.D36]*3*[.O$1]" office:value-type="float" office:value="0" calcext:value-type="float">
            <text:p>0</text:p>
          </table:table-cell>
          <table:table-cell table:formula="of:=SUM([.L36:.O36])+3000" office:value-type="float" office:value="4989" calcext:value-type="float">
            <text:p>4989</text:p>
          </table:table-cell>
          <table:table-cell/>
          <table:table-cell table:formula="of:=[.$A$1]&amp;&quot;x&quot;&amp;[.A36]&amp;&quot;,&quot;&amp;[.B$1]&amp;&quot;x&quot;&amp;[.B36]&amp;&quot;,&quot;&amp;[.C$1]&amp;&quot;x&quot;&amp;[.C36]&amp;&quot;,&quot;&amp;[.D$1]&amp;&quot;x&quot;&amp;[.D36]" office:value-type="string" office:string-value="2mx1,4mx1,6mx2,mmx0" calcext:value-type="string">
            <text:p>2mx1,4mx1,6mx2,mmx0</text:p>
          </table:table-cell>
          <table:table-cell table:number-columns-repeated="92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A37]*3*[.L$1]" office:value-type="float" office:value="426" calcext:value-type="float">
            <text:p>426</text:p>
          </table:table-cell>
          <table:table-cell table:formula="of:=[.B37]*3*[.M$1]" office:value-type="float" office:value="966" calcext:value-type="float">
            <text:p>966</text:p>
          </table:table-cell>
          <table:table-cell table:formula="of:=[.C37]*3*[.N$1]" office:value-type="float" office:value="0" calcext:value-type="float">
            <text:p>0</text:p>
          </table:table-cell>
          <table:table-cell table:formula="of:=[.D37]*3*[.O$1]" office:value-type="float" office:value="600" calcext:value-type="float">
            <text:p>600</text:p>
          </table:table-cell>
          <table:table-cell table:formula="of:=SUM([.L37:.O37])+3000" office:value-type="float" office:value="4992" calcext:value-type="float">
            <text:p>4992</text:p>
          </table:table-cell>
          <table:table-cell/>
          <table:table-cell table:formula="of:=[.$A$1]&amp;&quot;x&quot;&amp;[.A37]&amp;&quot;,&quot;&amp;[.B$1]&amp;&quot;x&quot;&amp;[.B37]&amp;&quot;,&quot;&amp;[.C$1]&amp;&quot;x&quot;&amp;[.C37]&amp;&quot;,&quot;&amp;[.D$1]&amp;&quot;x&quot;&amp;[.D37]" office:value-type="string" office:string-value="2mx1,4mx2,6mx0,mmx1" calcext:value-type="string">
            <text:p>2mx1,4mx2,6mx0,mmx1</text:p>
          </table:table-cell>
          <table:table-cell table:number-columns-repeated="92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A38]*3*[.L$1]" office:value-type="float" office:value="852" calcext:value-type="float">
            <text:p>852</text:p>
          </table:table-cell>
          <table:table-cell table:formula="of:=[.B38]*3*[.M$1]" office:value-type="float" office:value="0" calcext:value-type="float">
            <text:p>0</text:p>
          </table:table-cell>
          <table:table-cell table:formula="of:=[.C38]*3*[.N$1]" office:value-type="float" office:value="540" calcext:value-type="float">
            <text:p>540</text:p>
          </table:table-cell>
          <table:table-cell table:formula="of:=[.D38]*3*[.O$1]" office:value-type="float" office:value="600" calcext:value-type="float">
            <text:p>600</text:p>
          </table:table-cell>
          <table:table-cell table:formula="of:=SUM([.L38:.O38])+3000" office:value-type="float" office:value="4992" calcext:value-type="float">
            <text:p>4992</text:p>
          </table:table-cell>
          <table:table-cell/>
          <table:table-cell table:formula="of:=[.$A$1]&amp;&quot;x&quot;&amp;[.A38]&amp;&quot;,&quot;&amp;[.B$1]&amp;&quot;x&quot;&amp;[.B38]&amp;&quot;,&quot;&amp;[.C$1]&amp;&quot;x&quot;&amp;[.C38]&amp;&quot;,&quot;&amp;[.D$1]&amp;&quot;x&quot;&amp;[.D38]" office:value-type="string" office:string-value="2mx2,4mx0,6mx1,mmx1" calcext:value-type="string">
            <text:p>2mx2,4mx0,6mx1,mmx1</text:p>
          </table:table-cell>
          <table:table-cell table:number-columns-repeated="92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A39]*3*[.L$1]" office:value-type="float" office:value="0" calcext:value-type="float">
            <text:p>0</text:p>
          </table:table-cell>
          <table:table-cell table:formula="of:=[.B39]*3*[.M$1]" office:value-type="float" office:value="1449" calcext:value-type="float">
            <text:p>1449</text:p>
          </table:table-cell>
          <table:table-cell table:formula="of:=[.C39]*3*[.N$1]" office:value-type="float" office:value="0" calcext:value-type="float">
            <text:p>0</text:p>
          </table:table-cell>
          <table:table-cell table:formula="of:=[.D39]*3*[.O$1]" office:value-type="float" office:value="600" calcext:value-type="float">
            <text:p>600</text:p>
          </table:table-cell>
          <table:table-cell table:formula="of:=SUM([.L39:.O39])+3000" office:value-type="float" office:value="5049" calcext:value-type="float">
            <text:p>5049</text:p>
          </table:table-cell>
          <table:table-cell/>
          <table:table-cell table:formula="of:=[.$A$1]&amp;&quot;x&quot;&amp;[.A39]&amp;&quot;,&quot;&amp;[.B$1]&amp;&quot;x&quot;&amp;[.B39]&amp;&quot;,&quot;&amp;[.C$1]&amp;&quot;x&quot;&amp;[.C39]&amp;&quot;,&quot;&amp;[.D$1]&amp;&quot;x&quot;&amp;[.D39]" office:value-type="string" office:string-value="2mx0,4mx3,6mx0,mmx1" calcext:value-type="string">
            <text:p>2mx0,4mx3,6mx0,mmx1</text:p>
          </table:table-cell>
          <table:table-cell table:number-columns-repeated="929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A40]*3*[.L$1]" office:value-type="float" office:value="426" calcext:value-type="float">
            <text:p>426</text:p>
          </table:table-cell>
          <table:table-cell table:formula="of:=[.B40]*3*[.M$1]" office:value-type="float" office:value="483" calcext:value-type="float">
            <text:p>483</text:p>
          </table:table-cell>
          <table:table-cell table:formula="of:=[.C40]*3*[.N$1]" office:value-type="float" office:value="540" calcext:value-type="float">
            <text:p>540</text:p>
          </table:table-cell>
          <table:table-cell table:formula="of:=[.D40]*3*[.O$1]" office:value-type="float" office:value="600" calcext:value-type="float">
            <text:p>600</text:p>
          </table:table-cell>
          <table:table-cell table:formula="of:=SUM([.L40:.O40])+3000" office:value-type="float" office:value="5049" calcext:value-type="float">
            <text:p>5049</text:p>
          </table:table-cell>
          <table:table-cell/>
          <table:table-cell table:formula="of:=[.$A$1]&amp;&quot;x&quot;&amp;[.A40]&amp;&quot;,&quot;&amp;[.B$1]&amp;&quot;x&quot;&amp;[.B40]&amp;&quot;,&quot;&amp;[.C$1]&amp;&quot;x&quot;&amp;[.C40]&amp;&quot;,&quot;&amp;[.D$1]&amp;&quot;x&quot;&amp;[.D40]" office:value-type="string" office:string-value="2mx1,4mx1,6mx1,mmx1" calcext:value-type="string">
            <text:p>2mx1,4mx1,6mx1,mmx1</text:p>
          </table:table-cell>
          <table:table-cell table:number-columns-repeated="92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/>
          <table:table-cell table:number-columns-repeated="3"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A41]*3*[.L$1]" office:value-type="float" office:value="852" calcext:value-type="float">
            <text:p>852</text:p>
          </table:table-cell>
          <table:table-cell table:formula="of:=[.B41]*3*[.M$1]" office:value-type="float" office:value="0" calcext:value-type="float">
            <text:p>0</text:p>
          </table:table-cell>
          <table:table-cell table:formula="of:=[.C41]*3*[.N$1]" office:value-type="float" office:value="0" calcext:value-type="float">
            <text:p>0</text:p>
          </table:table-cell>
          <table:table-cell table:formula="of:=[.D41]*3*[.O$1]" office:value-type="float" office:value="1200" calcext:value-type="float">
            <text:p>1200</text:p>
          </table:table-cell>
          <table:table-cell table:formula="of:=SUM([.L41:.O41])+3000" office:value-type="float" office:value="5052" calcext:value-type="float">
            <text:p>5052</text:p>
          </table:table-cell>
          <table:table-cell/>
          <table:table-cell table:formula="of:=[.$A$1]&amp;&quot;x&quot;&amp;[.A41]&amp;&quot;,&quot;&amp;[.B$1]&amp;&quot;x&quot;&amp;[.B41]&amp;&quot;,&quot;&amp;[.C$1]&amp;&quot;x&quot;&amp;[.C41]&amp;&quot;,&quot;&amp;[.D$1]&amp;&quot;x&quot;&amp;[.D41]" office:value-type="string" office:string-value="2mx2,4mx0,6mx0,mmx2" calcext:value-type="string">
            <text:p>2mx2,4mx0,6mx0,mmx2</text:p>
          </table:table-cell>
          <table:table-cell table:number-columns-repeated="929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table:formula="of:=[.A42]*3*[.L$1]" office:value-type="float" office:value="2130" calcext:value-type="float">
            <text:p>2130</text:p>
          </table:table-cell>
          <table:table-cell table:formula="of:=[.B42]*3*[.M$1]" office:value-type="float" office:value="0" calcext:value-type="float">
            <text:p>0</text:p>
          </table:table-cell>
          <table:table-cell table:formula="of:=[.C42]*3*[.N$1]" office:value-type="float" office:value="0" calcext:value-type="float">
            <text:p>0</text:p>
          </table:table-cell>
          <table:table-cell table:formula="of:=[.D42]*3*[.O$1]" office:value-type="float" office:value="0" calcext:value-type="float">
            <text:p>0</text:p>
          </table:table-cell>
          <table:table-cell table:formula="of:=SUM([.L42:.O42])+3000" office:value-type="float" office:value="5130" calcext:value-type="float">
            <text:p>5130</text:p>
          </table:table-cell>
          <table:table-cell/>
          <table:table-cell table:formula="of:=[.$A$1]&amp;&quot;x&quot;&amp;[.A42]&amp;&quot;,&quot;&amp;[.B$1]&amp;&quot;x&quot;&amp;[.B42]&amp;&quot;,&quot;&amp;[.C$1]&amp;&quot;x&quot;&amp;[.C42]&amp;&quot;,&quot;&amp;[.D$1]&amp;&quot;x&quot;&amp;[.D42]" office:value-type="string" office:string-value="2mx5,4mx0,6mx0,mmx0" calcext:value-type="string">
            <text:p>2mx5,4mx0,6mx0,mmx0</text:p>
          </table:table-cell>
          <table:table-cell table:number-columns-repeated="92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110" calcext:value-type="float">
            <text:p>110</text:p>
          </table:table-cell>
          <table:table-cell/>
          <table:table-cell table:formula="of:=[.A43]*3*[.L$1]" office:value-type="float" office:value="1704" calcext:value-type="float">
            <text:p>1704</text:p>
          </table:table-cell>
          <table:table-cell table:formula="of:=[.B43]*3*[.M$1]" office:value-type="float" office:value="483" calcext:value-type="float">
            <text:p>483</text:p>
          </table:table-cell>
          <table:table-cell table:formula="of:=[.C43]*3*[.N$1]" office:value-type="float" office:value="0" calcext:value-type="float">
            <text:p>0</text:p>
          </table:table-cell>
          <table:table-cell table:formula="of:=[.D43]*3*[.O$1]" office:value-type="float" office:value="0" calcext:value-type="float">
            <text:p>0</text:p>
          </table:table-cell>
          <table:table-cell table:formula="of:=SUM([.L43:.O43])+3000" office:value-type="float" office:value="5187" calcext:value-type="float">
            <text:p>5187</text:p>
          </table:table-cell>
          <table:table-cell/>
          <table:table-cell table:formula="of:=[.$A$1]&amp;&quot;x&quot;&amp;[.A43]&amp;&quot;,&quot;&amp;[.B$1]&amp;&quot;x&quot;&amp;[.B43]&amp;&quot;,&quot;&amp;[.C$1]&amp;&quot;x&quot;&amp;[.C43]&amp;&quot;,&quot;&amp;[.D$1]&amp;&quot;x&quot;&amp;[.D43]" office:value-type="string" office:string-value="2mx4,4mx1,6mx0,mmx0" calcext:value-type="string">
            <text:p>2mx4,4mx1,6mx0,mmx0</text:p>
          </table:table-cell>
          <table:table-cell table:number-columns-repeated="92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120" calcext:value-type="float">
            <text:p>120</text:p>
          </table:table-cell>
          <table:table-cell/>
          <table:table-cell table:formula="of:=[.A44]*3*[.L$1]" office:value-type="float" office:value="1278" calcext:value-type="float">
            <text:p>1278</text:p>
          </table:table-cell>
          <table:table-cell table:formula="of:=[.B44]*3*[.M$1]" office:value-type="float" office:value="966" calcext:value-type="float">
            <text:p>966</text:p>
          </table:table-cell>
          <table:table-cell table:formula="of:=[.C44]*3*[.N$1]" office:value-type="float" office:value="0" calcext:value-type="float">
            <text:p>0</text:p>
          </table:table-cell>
          <table:table-cell table:formula="of:=[.D44]*3*[.O$1]" office:value-type="float" office:value="0" calcext:value-type="float">
            <text:p>0</text:p>
          </table:table-cell>
          <table:table-cell table:formula="of:=SUM([.L44:.O44])+3000" office:value-type="float" office:value="5244" calcext:value-type="float">
            <text:p>5244</text:p>
          </table:table-cell>
          <table:table-cell/>
          <table:table-cell table:formula="of:=[.$A$1]&amp;&quot;x&quot;&amp;[.A44]&amp;&quot;,&quot;&amp;[.B$1]&amp;&quot;x&quot;&amp;[.B44]&amp;&quot;,&quot;&amp;[.C$1]&amp;&quot;x&quot;&amp;[.C44]&amp;&quot;,&quot;&amp;[.D$1]&amp;&quot;x&quot;&amp;[.D44]" office:value-type="string" office:string-value="2mx3,4mx2,6mx0,mmx0" calcext:value-type="string">
            <text:p>2mx3,4mx2,6mx0,mmx0</text:p>
          </table:table-cell>
          <table:table-cell table:number-columns-repeated="92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20" calcext:value-type="float">
            <text:p>120</text:p>
          </table:table-cell>
          <table:table-cell/>
          <table:table-cell table:formula="of:=[.A45]*3*[.L$1]" office:value-type="float" office:value="1704" calcext:value-type="float">
            <text:p>1704</text:p>
          </table:table-cell>
          <table:table-cell table:formula="of:=[.B45]*3*[.M$1]" office:value-type="float" office:value="0" calcext:value-type="float">
            <text:p>0</text:p>
          </table:table-cell>
          <table:table-cell table:formula="of:=[.C45]*3*[.N$1]" office:value-type="float" office:value="540" calcext:value-type="float">
            <text:p>540</text:p>
          </table:table-cell>
          <table:table-cell table:formula="of:=[.D45]*3*[.O$1]" office:value-type="float" office:value="0" calcext:value-type="float">
            <text:p>0</text:p>
          </table:table-cell>
          <table:table-cell table:formula="of:=SUM([.L45:.O45])+3000" office:value-type="float" office:value="5244" calcext:value-type="float">
            <text:p>5244</text:p>
          </table:table-cell>
          <table:table-cell/>
          <table:table-cell table:formula="of:=[.$A$1]&amp;&quot;x&quot;&amp;[.A45]&amp;&quot;,&quot;&amp;[.B$1]&amp;&quot;x&quot;&amp;[.B45]&amp;&quot;,&quot;&amp;[.C$1]&amp;&quot;x&quot;&amp;[.C45]&amp;&quot;,&quot;&amp;[.D$1]&amp;&quot;x&quot;&amp;[.D45]" office:value-type="string" office:string-value="2mx4,4mx0,6mx1,mmx0" calcext:value-type="string">
            <text:p>2mx4,4mx0,6mx1,mmx0</text:p>
          </table:table-cell>
          <table:table-cell table:number-columns-repeated="92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30" calcext:value-type="float">
            <text:p>130</text:p>
          </table:table-cell>
          <table:table-cell/>
          <table:table-cell table:formula="of:=[.A46]*3*[.L$1]" office:value-type="float" office:value="1278" calcext:value-type="float">
            <text:p>1278</text:p>
          </table:table-cell>
          <table:table-cell table:formula="of:=[.B46]*3*[.M$1]" office:value-type="float" office:value="483" calcext:value-type="float">
            <text:p>483</text:p>
          </table:table-cell>
          <table:table-cell table:formula="of:=[.C46]*3*[.N$1]" office:value-type="float" office:value="540" calcext:value-type="float">
            <text:p>540</text:p>
          </table:table-cell>
          <table:table-cell table:formula="of:=[.D46]*3*[.O$1]" office:value-type="float" office:value="0" calcext:value-type="float">
            <text:p>0</text:p>
          </table:table-cell>
          <table:table-cell table:formula="of:=SUM([.L46:.O46])+3000" office:value-type="float" office:value="5301" calcext:value-type="float">
            <text:p>5301</text:p>
          </table:table-cell>
          <table:table-cell/>
          <table:table-cell table:formula="of:=[.$A$1]&amp;&quot;x&quot;&amp;[.A46]&amp;&quot;,&quot;&amp;[.B$1]&amp;&quot;x&quot;&amp;[.B46]&amp;&quot;,&quot;&amp;[.C$1]&amp;&quot;x&quot;&amp;[.C46]&amp;&quot;,&quot;&amp;[.D$1]&amp;&quot;x&quot;&amp;[.D46]" office:value-type="string" office:string-value="2mx3,4mx1,6mx1,mmx0" calcext:value-type="string">
            <text:p>2mx3,4mx1,6mx1,mmx0</text:p>
          </table:table-cell>
          <table:table-cell table:number-columns-repeated="92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/>
          <table:table-cell table:number-columns-repeated="3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A47]*3*[.L$1]" office:value-type="float" office:value="1704" calcext:value-type="float">
            <text:p>1704</text:p>
          </table:table-cell>
          <table:table-cell table:formula="of:=[.B47]*3*[.M$1]" office:value-type="float" office:value="0" calcext:value-type="float">
            <text:p>0</text:p>
          </table:table-cell>
          <table:table-cell table:formula="of:=[.C47]*3*[.N$1]" office:value-type="float" office:value="0" calcext:value-type="float">
            <text:p>0</text:p>
          </table:table-cell>
          <table:table-cell table:formula="of:=[.D47]*3*[.O$1]" office:value-type="float" office:value="600" calcext:value-type="float">
            <text:p>600</text:p>
          </table:table-cell>
          <table:table-cell table:formula="of:=SUM([.L47:.O47])+3000" office:value-type="float" office:value="5304" calcext:value-type="float">
            <text:p>5304</text:p>
          </table:table-cell>
          <table:table-cell/>
          <table:table-cell table:formula="of:=[.$A$1]&amp;&quot;x&quot;&amp;[.A47]&amp;&quot;,&quot;&amp;[.B$1]&amp;&quot;x&quot;&amp;[.B47]&amp;&quot;,&quot;&amp;[.C$1]&amp;&quot;x&quot;&amp;[.C47]&amp;&quot;,&quot;&amp;[.D$1]&amp;&quot;x&quot;&amp;[.D47]" office:value-type="string" office:string-value="2mx4,4mx0,6mx0,mmx1" calcext:value-type="string">
            <text:p>2mx4,4mx0,6mx0,mmx1</text:p>
          </table:table-cell>
          <table:table-cell table:number-columns-repeated="92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A48]*3*[.L$1]" office:value-type="float" office:value="1278" calcext:value-type="float">
            <text:p>1278</text:p>
          </table:table-cell>
          <table:table-cell table:formula="of:=[.B48]*3*[.M$1]" office:value-type="float" office:value="483" calcext:value-type="float">
            <text:p>483</text:p>
          </table:table-cell>
          <table:table-cell table:formula="of:=[.C48]*3*[.N$1]" office:value-type="float" office:value="0" calcext:value-type="float">
            <text:p>0</text:p>
          </table:table-cell>
          <table:table-cell table:formula="of:=[.D48]*3*[.O$1]" office:value-type="float" office:value="600" calcext:value-type="float">
            <text:p>600</text:p>
          </table:table-cell>
          <table:table-cell table:formula="of:=SUM([.L48:.O48])+3000" office:value-type="float" office:value="5361" calcext:value-type="float">
            <text:p>5361</text:p>
          </table:table-cell>
          <table:table-cell/>
          <table:table-cell table:formula="of:=[.$A$1]&amp;&quot;x&quot;&amp;[.A48]&amp;&quot;,&quot;&amp;[.B$1]&amp;&quot;x&quot;&amp;[.B48]&amp;&quot;,&quot;&amp;[.C$1]&amp;&quot;x&quot;&amp;[.C48]&amp;&quot;,&quot;&amp;[.D$1]&amp;&quot;x&quot;&amp;[.D48]" office:value-type="string" office:string-value="2mx3,4mx1,6mx0,mmx1" calcext:value-type="string">
            <text:p>2mx3,4mx1,6mx0,mmx1</text:p>
          </table:table-cell>
          <table:table-cell table:number-columns-repeated="929"/>
        </table:table-row>
      </table:table>
      <table:named-expressions/>
      <table:database-ranges>
        <table:database-range table:name="__Anonymous_Sheet_DB__0" table:target-range-address="border.A2:border.AMJ48" table:contains-header="false">
          <table:sort>
            <table:sort-by table:field-number="10" table:order="descending" table:data-type="automatic"/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00/00/00</text:date>, <text:time style:data-style-name="N2" text:time-value="19:29:22.67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20T21:21:42.808000000</dc:date>
    <meta:editing-duration>PT1H57M2S</meta:editing-duration>
    <meta:editing-cycles>3</meta:editing-cycles>
    <meta:generator>LibreOffice/7.0.0.3$Windows_X86_64 LibreOffice_project/8061b3e9204bef6b321a21033174034a5e2ea88e</meta:generator>
    <meta:document-statistic meta:table-count="1" meta:cell-count="715" meta:object-count="0"/>
  </office:meta>
</office:document-meta>
</file>